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Calibri" fo:font-size="12pt" style:text-underline-style="none" fo:font-weight="normal" officeooo:rsid="000bf18a" officeooo:paragraph-rsid="0019533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in" fo:margin-bottom="0in" loext:contextual-spacing="false"/>
      <style:text-properties fo:color="#000000" style:font-name="Calibri" fo:font-size="12pt" officeooo:paragraph-rsid="0019533a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font-name="Calibri" fo:font-size="16pt" style:text-underline-style="none" fo:font-weight="bold" officeooo:rsid="000bf18a" officeooo:paragraph-rsid="0019533a" style:font-size-asian="16pt" style:font-weight-asian="bold" style:font-size-complex="16pt" style:font-weight-complex="bold"/>
    </style:style>
    <style:style style:name="T1" style:family="text">
      <style:text-properties officeooo:rsid="00613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T580 – <text:span text:style-name="T1">Data Analysis Individual Project</text:span></text:p>
      <text:p text:style-name="P1"/>
      <text:p text:style-name="P1">Thanks for your email. The idea behind final project is to create a prototype or proof of concept (POC) for big data analytics. Means we develop our analysis on a smaller dataset in such a way that can be extended to any big datasets without any major changes.</text:p>
      <text:p text:style-name="P2"/>
      <text:p text:style-name="P2">For this final project, I would suggest you choose dataset of size between 500MB-1GB max. You can always send me details of your dataset and I will review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5:29:56.579588157</meta:creation-date>
    <dc:date>2021-02-19T15:30:33.912430555</dc:date>
    <meta:editing-duration>PT37S</meta:editing-duration>
    <meta:editing-cycles>1</meta:editing-cycles>
    <meta:document-statistic meta:table-count="0" meta:image-count="0" meta:object-count="0" meta:page-count="1" meta:paragraph-count="3" meta:word-count="82" meta:character-count="459" meta:non-whitespace-character-count="379"/>
    <meta:generator>LibreOffice/6.1.5.2$Linux_X86_64 LibreOffice_project/10$Build-2</meta:generator>
  </office:meta>
</office:document-meta>
</file>